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89.01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180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fo:padding="1.01mm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order="none" fo:padding="1.01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none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 fo:padding="1.01mm"/>
      <style:text-properties style:font-name="Courier New" fo:font-size="14pt" style:font-size-asian="14pt" style:font-size-complex="14pt"/>
    </style:style>
    <style:style style:name="ce13" style:family="table-cell" style:parent-style-name="Default">
      <style:table-cell-properties fo:border="none" fo:padding="1.01mm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8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9"/>
      <style:map style:condition="cell-content()=&quot;poor&quot;" style:apply-style-name="Untitled1" style:base-cell-address="Sheet1.D9"/>
      <style:map style:condition="cell-content()=&quot;bad&quot;" style:apply-style-name="Untitled6" style:base-cell-address="Sheet1.D9"/>
      <style:map style:condition="cell-content()=&quot;?&quot;" style:apply-style-name="Untitled5" style:base-cell-address="Sheet1.D9"/>
    </style:style>
    <style:style style:name="ce2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7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13"/>
      <style:map style:condition="cell-content()=&quot;poor&quot;" style:apply-style-name="Untitled1" style:base-cell-address="Sheet1.D113"/>
      <style:map style:condition="cell-content()=&quot;bad&quot;" style:apply-style-name="Untitled6" style:base-cell-address="Sheet1.D113"/>
      <style:map style:condition="cell-content()=&quot;?&quot;" style:apply-style-name="Untitled5" style:base-cell-address="Sheet1.D113"/>
    </style:style>
    <style:style style:name="ce28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0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4"/>
      <style:map style:condition="cell-content()=&quot;poor&quot;" style:apply-style-name="Untitled1" style:base-cell-address="Sheet1.D124"/>
      <style:map style:condition="cell-content()=&quot;bad&quot;" style:apply-style-name="Untitled6" style:base-cell-address="Sheet1.D124"/>
      <style:map style:condition="cell-content()=&quot;?&quot;" style:apply-style-name="Untitled5" style:base-cell-address="Sheet1.D124"/>
    </style:style>
    <style:style style:name="ce32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5"/>
      <style:map style:condition="cell-content()=&quot;poor&quot;" style:apply-style-name="Untitled1" style:base-cell-address="Sheet1.D125"/>
      <style:map style:condition="cell-content()=&quot;bad&quot;" style:apply-style-name="Untitled6" style:base-cell-address="Sheet1.D125"/>
      <style:map style:condition="cell-content()=&quot;?&quot;" style:apply-style-name="Untitled5" style:base-cell-address="Sheet1.D125"/>
    </style:style>
    <style:style style:name="ce3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6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9"/>
    </style:style>
    <style:style style:name="ce3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1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13"/>
    </style:style>
    <style:style style:name="ce43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5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7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4"/>
    </style:style>
    <style:style style:name="ce4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5"/>
    </style:style>
    <style:style style:name="ce4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9"/>
    </style:style>
    <style:style style:name="ce50" style:family="table-cell" style:parent-style-name="Default">
      <style:table-cell-properties fo:padding="1.01m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padding="1.01mm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4"/>
        <table:table-column table:style-name="co5" table:default-cell-style-name="ce45"/>
        <table:table-column table:style-name="co6" table:default-cell-style-name="ce2"/>
        <table:table-column table:style-name="co7" table:number-columns-repeated="1018" table:default-cell-style-name="ce51"/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good</text:p>
          </table:table-cell>
          <table:table-cell table:style-name="ce33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poor</text:p>
          </table:table-cell>
          <table:table-cell table:style-name="ce33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bad</text:p>
          </table:table-cell>
          <table:table-cell table:style-name="ce33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?</text:p>
          </table:table-cell>
          <table:table-cell table:style-name="ce33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34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10" office:value-type="string" calcext:value-type="string">
            <text:p>Rules Setting</text:p>
          </table:table-cell>
          <table:table-cell table:style-name="ce16" office:value-type="string" calcext:value-type="string">
            <text:p>Support</text:p>
          </table:table-cell>
          <table:table-cell table:style-name="ce35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1"/>
          <table:table-cell table:style-name="ce17"/>
          <table:table-cell table:style-name="ce36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11"/>
          <table:covered-table-cell table:style-name="ce18"/>
          <table:covered-table-cell table:style-name="ce37"/>
          <table:covered-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nc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office:value-type="string" calcext:value-type="string">
            <text:p>Included short example fan-mad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pof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sb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sts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sots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Lone Wolf</text:p>
          </table:table-cell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ight from the Dark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ire on the Water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he Caverns of Kalte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he Chasm of Doom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hadow on the Sand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Kingdoms of Terro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Castle Death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Jungle of Horror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he Cauldron of Fe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he Dungeons of Torg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he Prisoners of Time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he Masters of Darknes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he Plague Lords of Ruel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he Captives of Kaag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he Darke Crusad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he Legacy of Vashn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he Deathlord of Ixi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awn of the Dragons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Wolf's Ban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he Curse of Naar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– New Order</text:p>
          </table:table-cell>
          <table:table-cell table:style-name="ce13"/>
          <table:table-cell table:style-name="ce25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oyage of the Moonstone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he Buccaneers of Shadaki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ydnight's Hero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une War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Trail of the Wolf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Fall of Blood Mountain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Vampirium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Hunger of Sejanoz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- Grey Star</text:p>
          </table:table-cell>
          <table:table-cell table:style-name="ce13"/>
          <table:table-cell table:style-name="ce26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Grey Star the Wizard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Forbidden City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eyond the Nightmare Gate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ar of the Wizards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7"/>
          <table:table-cell table:style-name="ce42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3"/>
          <table:covered-table-cell table:style-name="ce28"/>
          <table:covered-table-cell table:style-name="ce43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15"/>
          <table:table-cell table:style-name="ce34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3"/>
          <table:covered-table-cell table:style-name="ce30"/>
          <table:covered-table-cell table:style-name="ce46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ice's Nightmare in Wonderland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ose Your Own Adventure (series)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Maze Adventure, The</text:p>
          </table:table-cell>
          <table:table-cell office:value-type="string" calcext:value-type="string">
            <text:p>crysta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ive Yourself Goosebumps (series)</text:p>
          </table:table-cell>
          <table:table-cell office:value-type="string" calcext:value-type="string">
            <text:p>none_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rnia Solo Games (series)</text:p>
          </table:table-cell>
          <table:table-cell office:value-type="string" calcext:value-type="string">
            <text:p>narni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no character she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49" office:value-type="string" calcext:value-type="string">
            <text:p>n/a</text:p>
          </table:table-cell>
          <table:table-cell office:value-type="string" calcext:value-type="string">
            <text:p>Just use `!page` to turn pages.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8 Sheet1.D81:Sheet1.D83 Sheet1.D128:Sheet1.D1048576 Sheet1.D127:Sheet1.D127 Sheet1.D114:Sheet1.D123 Sheet1.D100:Sheet1.D112 Sheet1.D10:Sheet1.D78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6" calcext:value="=&quot;bad&quot;" calcext:base-cell-address="Sheet1.D1"/>
            <calcext:condition calcext:apply-style-name="Untitled5" calcext:value="=&quot;?&quot;" calcext:base-cell-address="Sheet1.D1"/>
          </calcext:conditional-format>
          <calcext:conditional-format calcext:target-range-address="Sheet1.E130:Sheet1.E1048576 Sheet1.E1:Sheet1.E8 Sheet1.E128:Sheet1.E128 Sheet1.E127:Sheet1.E127 Sheet1.E114:Sheet1.E123 Sheet1.E10:Sheet1.E112">
            <calcext:condition calcext:apply-style-name="Untitled4" calcext:value="=&quot;Yes&quot;" calcext:base-cell-address="Sheet1.E1"/>
          </calcext:conditional-format>
          <calcext:conditional-format calcext:target-range-address="Sheet1.D114:Sheet1.D119 Sheet1.D81:Sheet1.D83 Sheet1.D100:Sheet1.D112 Sheet1.D10:Sheet1.D78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6" calcext:value="=&quot;bad&quot;" calcext:base-cell-address="Sheet1.D10"/>
            <calcext:condition calcext:apply-style-name="Untitled5" calcext:value="=&quot;?&quot;" calcext:base-cell-address="Sheet1.D10"/>
          </calcext:conditional-format>
          <calcext:conditional-format calcext:target-range-address="Sheet1.E114:Sheet1.E119 Sheet1.E10:Sheet1.E112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6" calcext:value="=&quot;bad&quot;" calcext:base-cell-address="Sheet1.D9"/>
            <calcext:condition calcext:apply-style-name="Untitled5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81:Sheet1.D83 Sheet1.D100:Sheet1.D112 Sheet1.D16:Sheet1.D78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6" calcext:value="=&quot;bad&quot;" calcext:base-cell-address="Sheet1.D16"/>
            <calcext:condition calcext:apply-style-name="Untitled5" calcext:value="=&quot;?&quot;" calcext:base-cell-address="Sheet1.D16"/>
          </calcext:conditional-format>
          <calcext:conditional-format calcext:target-range-address="Sheet1.E16:Sheet1.E112">
            <calcext:condition calcext:apply-style-name="Untitled4" calcext:value="=&quot;Yes&quot;" calcext:base-cell-address="Sheet1.E16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E129:Sheet1.E129">
            <calcext:condition calcext:apply-style-name="Untitled4" calcext:value="=&quot;Yes&quot;" calcext:base-cell-address="Sheet1.E12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125:Sheet1.D126">
            <calcext:condition calcext:apply-style-name="Untitled4" calcext:value="=&quot;good&quot;" calcext:base-cell-address="Sheet1.D125"/>
            <calcext:condition calcext:apply-style-name="Untitled1" calcext:value="=&quot;poor&quot;" calcext:base-cell-address="Sheet1.D125"/>
            <calcext:condition calcext:apply-style-name="Untitled6" calcext:value="=&quot;bad&quot;" calcext:base-cell-address="Sheet1.D125"/>
            <calcext:condition calcext:apply-style-name="Untitled5" calcext:value="=&quot;?&quot;" calcext:base-cell-address="Sheet1.D125"/>
          </calcext:conditional-format>
          <calcext:conditional-format calcext:target-range-address="Sheet1.E125:Sheet1.E126">
            <calcext:condition calcext:apply-style-name="Untitled4" calcext:value="=&quot;Yes&quot;" calcext:base-cell-address="Sheet1.E125"/>
          </calcext:conditional-format>
          <calcext:conditional-format calcext:target-range-address="Sheet1.D124:Sheet1.D124">
            <calcext:condition calcext:apply-style-name="Untitled4" calcext:value="=&quot;good&quot;" calcext:base-cell-address="Sheet1.D124"/>
            <calcext:condition calcext:apply-style-name="Untitled1" calcext:value="=&quot;poor&quot;" calcext:base-cell-address="Sheet1.D124"/>
            <calcext:condition calcext:apply-style-name="Untitled6" calcext:value="=&quot;bad&quot;" calcext:base-cell-address="Sheet1.D124"/>
            <calcext:condition calcext:apply-style-name="Untitled5" calcext:value="=&quot;?&quot;" calcext:base-cell-address="Sheet1.D124"/>
          </calcext:conditional-format>
          <calcext:conditional-format calcext:target-range-address="Sheet1.E124:Sheet1.E124">
            <calcext:condition calcext:apply-style-name="Untitled4" calcext:value="=&quot;Yes&quot;" calcext:base-cell-address="Sheet1.E124"/>
          </calcext:conditional-format>
        </calcext:conditional-formats>
      </table:table>
      <table:named-expressions>
        <table:named-expression table:name="grand-master" table:base-cell-address="$Sheet1.$A$14" table:expression="$#REF!.$A$13"/>
        <table:named-expression table:name="magnakai" table:base-cell-address="$Sheet1.$A$6" table:expression="$#REF!.$A$6"/>
        <table:named-expression table:name="new-order" table:base-cell-address="$Sheet1.$A$23" table:expression="$#REF!.$A$21"/>
      </table:named-expressions>
      <table:database-ranges>
        <table:database-range table:name="__Anonymous_Sheet_DB__0" table:target-range-address="Sheet1.A9:Sheet1.AMJ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01:31:17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5-21T01:32:03.684000000</dc:date>
    <meta:editing-duration>PT15H55M57S</meta:editing-duration>
    <meta:editing-cycles>71</meta:editing-cycles>
    <meta:generator>LibreOffice/4.4.7.2$Windows_x86 LibreOffice_project/f3153a8b245191196a4b6b9abd1d0da16eead600</meta:generator>
    <meta:document-statistic meta:table-count="1" meta:cell-count="615" meta:object-count="0"/>
  </office:meta>
</office:document-meta>
</file>